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Arial2" svg:font-family="Arial" style:font-family-generic="roman"/>
    <style:font-face style:name="Calibri" svg:font-family="Calibri" style:font-family-generic="roman"/>
    <style:font-face style:name="Helv" svg:font-family="Helv" style:font-family-generic="roman"/>
    <style:font-face style:name="Verdana" svg:font-family="Verdana" style:font-family-generic="roman"/>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Arial1" fo:font-size="12pt" fo:letter-spacing="normal" fo:font-style="normal" fo:font-weight="normal" officeooo:rsid="001912ae" officeooo:paragraph-rsid="001912ae" style:font-size-asian="11pt" style:font-weight-asian="normal" style:font-size-complex="11pt" style:font-weight-complex="normal"/>
    </style:style>
    <style:style style:name="P2" style:family="paragraph" style:parent-style-name="Standard">
      <style:paragraph-properties fo:line-height="150%"/>
      <style:text-properties fo:color="#0066cc" style:font-name="Arial1" fo:font-size="11pt" officeooo:rsid="00181c81" officeooo:paragraph-rsid="00181c81" style:font-size-asian="11pt" style:font-size-complex="11pt"/>
    </style:style>
    <style:style style:name="P3" style:family="paragraph" style:parent-style-name="Standard">
      <style:paragraph-properties fo:line-height="150%"/>
      <style:text-properties fo:color="#0066cc" style:font-name="Arial1" fo:font-size="11pt" fo:font-weight="bold" officeooo:rsid="00181c81" officeooo:paragraph-rsid="00181c81" style:font-size-asian="11pt" style:font-weight-asian="bold" style:font-size-complex="11pt" style:font-weight-complex="bold"/>
    </style:style>
    <style:style style:name="P4" style:family="paragraph" style:parent-style-name="Standard">
      <style:paragraph-properties fo:line-height="150%"/>
      <style:text-properties fo:color="#0066cc" style:font-name="Arial1" fo:font-size="11pt" fo:font-weight="bold" officeooo:rsid="00103aeb" officeooo:paragraph-rsid="00103aeb" style:font-size-asian="11pt" style:font-weight-asian="bold" style:font-size-complex="11pt" style:font-weight-complex="bold"/>
    </style:style>
    <style:style style:name="P5" style:family="paragraph" style:parent-style-name="Standard">
      <style:paragraph-properties fo:line-height="150%"/>
      <style:text-properties style:font-name="Arial1" fo:font-size="11pt" fo:font-weight="normal" officeooo:rsid="00140f64" officeooo:paragraph-rsid="00140f64" style:font-size-asian="11pt" style:font-weight-asian="normal" style:font-size-complex="11pt" style:font-weight-complex="normal"/>
    </style:style>
    <style:style style:name="P6" style:family="paragraph" style:parent-style-name="Standard">
      <style:paragraph-properties fo:line-height="150%"/>
      <style:text-properties style:font-name="Arial1" fo:font-size="11pt" fo:font-weight="normal" officeooo:rsid="0017c855" officeooo:paragraph-rsid="0017c855" style:font-size-asian="11pt" style:font-weight-asian="normal" style:font-size-complex="11pt" style:font-weight-complex="normal"/>
    </style:style>
    <style:style style:name="P7" style:family="paragraph" style:parent-style-name="Standard">
      <style:paragraph-properties fo:line-height="150%"/>
      <style:text-properties style:font-name="Arial1" fo:font-size="11pt" fo:font-weight="normal" officeooo:rsid="00121188" officeooo:paragraph-rsid="00121188" style:font-size-asian="11pt" style:font-weight-asian="normal" style:font-size-complex="11pt" style:font-weight-complex="normal"/>
    </style:style>
    <style:style style:name="P8" style:family="paragraph" style:parent-style-name="Standard">
      <style:paragraph-properties fo:line-height="150%"/>
      <style:text-properties style:font-name="Arial1" fo:font-size="11pt" fo:font-weight="normal" officeooo:rsid="0015ebfa" officeooo:paragraph-rsid="0015ebfa" style:font-size-asian="11pt" style:font-weight-asian="normal" style:font-size-complex="11pt" style:font-weight-complex="normal"/>
    </style:style>
    <style:style style:name="P9" style:family="paragraph" style:parent-style-name="Standard">
      <style:paragraph-properties fo:line-height="150%"/>
      <style:text-properties style:font-name="Arial1" fo:font-size="11pt" fo:font-weight="bold" officeooo:rsid="00140f64" officeooo:paragraph-rsid="00140f64" style:font-size-asian="11pt" style:font-weight-asian="bold" style:font-size-complex="11pt" style:font-weight-complex="bold"/>
    </style:style>
    <style:style style:name="P10" style:family="paragraph" style:parent-style-name="Standard">
      <style:paragraph-properties fo:line-height="150%"/>
      <style:text-properties style:font-name="Arial1" fo:font-size="11pt" fo:font-weight="bold" officeooo:rsid="00103aeb" officeooo:paragraph-rsid="00103aeb" style:font-size-asian="11pt" style:font-weight-asian="bold" style:font-size-complex="11pt" style:font-weight-complex="bold"/>
    </style:style>
    <style:style style:name="P11" style:family="paragraph" style:parent-style-name="Standard">
      <style:paragraph-properties fo:line-height="150%"/>
      <style:text-properties style:use-window-font-color="true" style:font-name="Arial1" fo:font-size="11pt" fo:font-weight="normal" officeooo:rsid="001912ae" officeooo:paragraph-rsid="001912ae" style:font-size-asian="11pt" style:font-weight-asian="normal" style:font-size-complex="11pt" style:font-weight-complex="normal"/>
    </style:style>
    <style:style style:name="P12" style:family="paragraph" style:parent-style-name="Standard">
      <style:paragraph-properties fo:line-height="150%"/>
      <style:text-properties style:use-window-font-color="true" style:font-name="Arial1" fo:font-size="11pt" fo:font-weight="normal" officeooo:rsid="001912ae" officeooo:paragraph-rsid="0026a541" style:font-size-asian="11pt" style:font-weight-asian="normal" style:font-size-complex="11pt" style:font-weight-complex="normal"/>
    </style:style>
    <style:style style:name="P13" style:family="paragraph" style:parent-style-name="Standard">
      <style:paragraph-properties fo:line-height="150%"/>
      <style:text-properties style:use-window-font-color="true" style:font-name="Arial1" fo:font-size="11pt" fo:font-weight="normal" officeooo:rsid="001d40f3" officeooo:paragraph-rsid="001d40f3" style:font-size-asian="11pt" style:font-weight-asian="normal" style:font-size-complex="11pt" style:font-weight-complex="normal"/>
    </style:style>
    <style:style style:name="P14" style:family="paragraph" style:parent-style-name="Standard">
      <style:paragraph-properties fo:line-height="150%"/>
      <style:text-properties style:use-window-font-color="true" style:font-name="Arial1" fo:font-size="11pt" fo:font-weight="normal" officeooo:rsid="001d40f3" officeooo:paragraph-rsid="0026a541" style:font-size-asian="11pt" style:font-weight-asian="normal" style:font-size-complex="11pt" style:font-weight-complex="normal"/>
    </style:style>
    <style:style style:name="P15" style:family="paragraph" style:parent-style-name="Standard">
      <style:paragraph-properties fo:line-height="150%"/>
      <style:text-properties style:use-window-font-color="true" style:font-name="Arial1" fo:font-size="11pt" fo:font-weight="normal" officeooo:rsid="001c3a66" officeooo:paragraph-rsid="001c3a66" style:font-size-asian="11pt" style:font-weight-asian="normal" style:font-size-complex="11pt" style:font-weight-complex="normal"/>
    </style:style>
    <style:style style:name="P16" style:family="paragraph" style:parent-style-name="Standard">
      <style:paragraph-properties fo:line-height="150%"/>
      <style:text-properties style:use-window-font-color="true" style:font-name="Arial1" fo:font-size="11pt" fo:font-weight="normal" officeooo:rsid="001c3a66" officeooo:paragraph-rsid="0026a541" style:font-size-asian="11pt" style:font-weight-asian="normal" style:font-size-complex="11pt" style:font-weight-complex="normal"/>
    </style:style>
    <style:style style:name="P17" style:family="paragraph" style:parent-style-name="Standard">
      <style:paragraph-properties fo:line-height="150%"/>
      <style:text-properties style:use-window-font-color="true" style:font-name="Arial1" fo:font-size="11pt" fo:font-weight="bold" officeooo:rsid="001912ae" officeooo:paragraph-rsid="001912ae" style:font-size-asian="11pt" style:font-weight-asian="bold" style:font-size-complex="11pt" style:font-weight-complex="bold"/>
    </style:style>
    <style:style style:name="P18" style:family="paragraph" style:parent-style-name="Standard">
      <style:paragraph-properties fo:line-height="150%"/>
      <style:text-properties style:use-window-font-color="true" style:font-name="Arial1" fo:font-size="11pt" fo:font-weight="bold" officeooo:rsid="001912ae" officeooo:paragraph-rsid="0026a541" style:font-size-asian="11pt" style:font-weight-asian="bold" style:font-size-complex="11pt" style:font-weight-complex="bold"/>
    </style:style>
    <style:style style:name="P19" style:family="paragraph" style:parent-style-name="Standard">
      <style:paragraph-properties fo:line-height="150%"/>
      <style:text-properties style:use-window-font-color="true" style:font-name="Arial1" fo:font-size="11pt" fo:font-weight="bold" officeooo:rsid="001c3a66" officeooo:paragraph-rsid="001c3a66" style:font-size-asian="11pt" style:font-weight-asian="bold" style:font-size-complex="11pt" style:font-weight-complex="bold"/>
    </style:style>
    <style:style style:name="P20" style:family="paragraph" style:parent-style-name="Standard">
      <style:paragraph-properties fo:line-height="150%"/>
      <style:text-properties style:use-window-font-color="true" style:font-name="Arial1" fo:font-size="11pt" fo:font-weight="bold" officeooo:rsid="001c3a66" officeooo:paragraph-rsid="0026a541" style:font-size-asian="11pt" style:font-weight-asian="bold" style:font-size-complex="11pt" style:font-weight-complex="bold"/>
    </style:style>
    <style:style style:name="P21" style:family="paragraph" style:parent-style-name="Standard">
      <style:paragraph-properties fo:line-height="150%"/>
      <style:text-properties style:use-window-font-color="true" style:font-name="Arial1" fo:font-size="11pt" fo:font-weight="normal" officeooo:rsid="001912ae" officeooo:paragraph-rsid="001912ae" style:font-size-asian="11pt" style:font-weight-asian="normal" style:font-size-complex="11pt" style:font-weight-complex="normal"/>
    </style:style>
    <style:style style:name="P22"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b58c1" officeooo:paragraph-rsid="001b58c1" style:font-size-asian="11pt" style:font-style-asian="italic" style:font-weight-asian="normal" style:font-size-complex="11pt" style:font-style-complex="italic" style:font-weight-complex="normal"/>
    </style:style>
    <style:style style:name="P23"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b58c1" officeooo:paragraph-rsid="0026a541" style:font-size-asian="11pt" style:font-style-asian="italic" style:font-weight-asian="normal" style:font-size-complex="11pt" style:font-style-complex="italic" style:font-weight-complex="normal"/>
    </style:style>
    <style:style style:name="P24"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ded29" officeooo:paragraph-rsid="001ded29" style:font-size-asian="11pt" style:font-style-asian="italic" style:font-weight-asian="normal" style:font-size-complex="11pt" style:font-style-complex="italic" style:font-weight-complex="normal"/>
    </style:style>
    <style:style style:name="P25"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ded29" officeooo:paragraph-rsid="0026a541"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ec5f6" officeooo:paragraph-rsid="001ec5f6" style:font-size-asian="11pt" style:font-style-asian="italic" style:font-weight-asian="normal" style:font-size-complex="11pt" style:font-style-complex="italic" style:font-weight-complex="normal"/>
    </style:style>
    <style:style style:name="P27"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ec5f6" officeooo:paragraph-rsid="0026a541" style:font-size-asian="11pt" style:font-style-asian="italic" style:font-weight-asian="normal" style:font-size-complex="11pt" style:font-style-complex="italic" style:font-weight-complex="normal"/>
    </style:style>
    <style:style style:name="P28" style:family="paragraph" style:parent-style-name="Standard">
      <style:paragraph-properties fo:margin-left="0.741cm" fo:margin-right="0cm" fo:line-height="150%" fo:text-indent="0cm" style:auto-text-indent="false"/>
      <style:text-properties fo:color="#0066ff" style:font-name="Arial1" fo:font-size="11pt" fo:font-style="normal" fo:font-weight="bold" officeooo:rsid="001f8e1c" officeooo:paragraph-rsid="001f8e1c" style:font-size-asian="11pt" style:font-style-asian="normal" style:font-weight-asian="bold" style:font-size-complex="11pt" style:font-style-complex="normal" style:font-weight-complex="bold"/>
    </style:style>
    <style:style style:name="P29" style:family="paragraph" style:parent-style-name="Standard">
      <style:paragraph-properties fo:margin-left="0.741cm" fo:margin-right="0cm" fo:line-height="150%" fo:text-indent="0cm" style:auto-text-indent="false"/>
      <style:text-properties fo:color="#000000" style:font-name="Arial1" fo:font-size="11pt" fo:font-style="normal" fo:font-weight="normal" officeooo:rsid="001f8e1c" officeooo:paragraph-rsid="001f8e1c"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0.741cm" fo:margin-right="0cm" fo:line-height="150%" fo:text-indent="0cm" style:auto-text-indent="false"/>
      <style:text-properties fo:color="#000000" style:font-name="Arial1" fo:font-size="11pt" fo:font-style="normal" fo:font-weight="normal" officeooo:rsid="0020eaf0" officeooo:paragraph-rsid="0020eaf0"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0.741cm" fo:margin-right="0cm" fo:line-height="150%" fo:text-indent="0cm" style:auto-text-indent="false"/>
      <style:text-properties fo:color="#000000" style:font-name="Arial1" officeooo:paragraph-rsid="001f8e1c"/>
    </style:style>
    <style:style style:name="P32" style:family="paragraph" style:parent-style-name="Standard">
      <style:paragraph-properties fo:margin-left="0.741cm" fo:margin-right="0cm" fo:line-height="150%" fo:text-indent="0cm" style:auto-text-indent="false"/>
      <style:text-properties style:font-name="Arial1" officeooo:paragraph-rsid="001f8e1c"/>
    </style:style>
    <style:style style:name="P33" style:family="paragraph" style:parent-style-name="Standard">
      <style:paragraph-properties fo:margin-left="0.741cm" fo:margin-right="0cm" fo:margin-top="0cm" fo:margin-bottom="0cm" style:contextual-spacing="false" fo:line-height="150%" fo:text-indent="0cm" style:auto-text-indent="false" style:writing-mode="lr-tb"/>
      <style:text-properties style:use-window-font-color="true" style:font-name="Arial1" fo:font-size="11pt" fo:font-style="italic" fo:font-weight="normal" officeooo:rsid="001ec5f6" officeooo:paragraph-rsid="0026a541" style:font-size-asian="11pt" style:font-style-asian="italic" style:font-weight-asian="normal" style:font-size-complex="11pt" style:font-style-complex="italic" style:font-weight-complex="normal"/>
    </style:style>
    <style:style style:name="P34"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style:font-size-asian="10pt" style:font-size-complex="10pt"/>
    </style:style>
    <style:style style:name="P35"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fo:font-style="normal" fo:font-weight="normal" officeooo:rsid="0020eaf0" officeooo:paragraph-rsid="0024c11d"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fo:font-style="normal" fo:font-weight="normal" officeooo:rsid="0024c11d" officeooo:paragraph-rsid="0024c11d"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margin-top="0cm" fo:margin-bottom="0cm" style:contextual-spacing="false" fo:line-height="150%" fo:text-indent="0cm" style:auto-text-indent="false"/>
      <style:text-properties style:font-name="Arial1" fo:font-size="10pt" style:font-size-asian="10pt" style:font-size-complex="10pt"/>
    </style:style>
    <style:style style:name="P38" style:family="paragraph" style:parent-style-name="Standard">
      <style:paragraph-properties fo:margin-left="0cm" fo:margin-right="0cm" fo:margin-top="0cm" fo:margin-bottom="0cm" style:contextual-spacing="false" fo:line-height="150%" fo:text-indent="0cm" style:auto-text-indent="false"/>
      <style:text-properties style:font-name="Arial1"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style:contextual-spacing="false" fo:line-height="150%" fo:text-indent="0cm" style:auto-text-indent="false"/>
      <style:text-properties style:font-name="Arial1"/>
    </style:style>
    <style:style style:name="P40"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Arial1" fo:font-size="10pt" fo:font-style="normal" fo:font-weight="normal" officeooo:rsid="0024c11d" officeooo:paragraph-rsid="0024c11d"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20eaf0" officeooo:paragraph-rsid="0020eaf0"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20eaf0" officeooo:paragraph-rsid="0024c11d"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1f8e1c" officeooo:paragraph-rsid="001f8e1c"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1f8e1c" officeooo:paragraph-rsid="002464a3"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2464a3" officeooo:paragraph-rsid="002464a3"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1f8e1c" officeooo:paragraph-rsid="001f8e1c" style:font-size-asian="11pt" style:font-style-asian="normal" style:font-weight-asian="bold" style:font-size-complex="11pt" style:font-style-complex="normal" style:font-weight-complex="bold"/>
    </style:style>
    <style:style style:name="P47"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1f8e1c" officeooo:paragraph-rsid="002464a3" style:font-size-asian="11pt" style:font-style-asian="normal" style:font-weight-asian="bold" style:font-size-complex="11pt" style:font-style-complex="normal" style:font-weight-complex="bold"/>
    </style:style>
    <style:style style:name="P48"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20eaf0" officeooo:paragraph-rsid="0020eaf0"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1f8e1c" officeooo:paragraph-rsid="002464a3"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2464a3" officeooo:paragraph-rsid="002464a3" style:font-size-asian="10pt" style:font-style-asian="normal" style:font-weight-asian="normal" style:font-size-complex="10pt" style:font-style-complex="normal" style:font-weight-complex="normal"/>
    </style:style>
    <style:style style:name="P51" style:family="paragraph" style:parent-style-name="Standard">
      <style:paragraph-properties fo:margin-left="0cm" fo:margin-right="0cm" fo:line-height="150%" fo:text-indent="0cm" style:auto-text-indent="false"/>
      <style:text-properties fo:color="#000000" style:font-name="Arial1" officeooo:paragraph-rsid="001f8e1c"/>
    </style:style>
    <style:style style:name="P52" style:family="paragraph" style:parent-style-name="Standard">
      <style:paragraph-properties fo:margin-left="0cm" fo:margin-right="0cm" fo:line-height="150%" fo:text-indent="0cm" style:auto-text-indent="false"/>
      <style:text-properties style:font-name="Arial1" officeooo:paragraph-rsid="0020eaf0"/>
    </style:style>
    <style:style style:name="P53" style:family="paragraph" style:parent-style-name="Standard">
      <style:paragraph-properties fo:margin-left="0cm" fo:margin-right="0cm" fo:line-height="150%" fo:text-indent="0cm" style:auto-text-indent="false"/>
      <style:text-properties style:font-name="Arial1" officeooo:paragraph-rsid="001f8e1c"/>
    </style:style>
    <style:style style:name="P54" style:family="paragraph" style:parent-style-name="Standard">
      <style:paragraph-properties fo:margin-left="0cm" fo:margin-right="0cm" fo:line-height="150%" fo:text-indent="0cm" style:auto-text-indent="false"/>
      <style:text-properties style:font-name="Arial1" fo:font-size="10pt" fo:font-weight="normal" officeooo:paragraph-rsid="0020eaf0" style:font-size-asian="10pt" style:font-weight-asian="normal" style:font-size-complex="10pt" style:font-weight-complex="normal"/>
    </style:style>
    <style:style style:name="P55" style:family="paragraph" style:parent-style-name="Standard">
      <style:paragraph-properties fo:margin-left="0cm" fo:margin-right="0cm" fo:line-height="150%" fo:text-indent="0cm" style:auto-text-indent="false"/>
      <style:text-properties fo:color="#0066cc" style:font-name="Arial1" fo:font-size="11pt" fo:font-style="normal" fo:font-weight="bold" officeooo:rsid="002464a3" officeooo:paragraph-rsid="002464a3" style:font-size-asian="11pt" style:font-style-asian="normal" style:font-weight-asian="bold" style:font-size-complex="11pt" style:font-style-complex="normal" style:font-weight-complex="bold"/>
    </style:style>
    <style:style style:name="P56" style:family="paragraph" style:parent-style-name="Standard">
      <style:paragraph-properties fo:margin-left="0cm" fo:margin-right="0cm" fo:margin-top="0.423cm" fo:margin-bottom="0cm" style:contextual-spacing="false" fo:line-height="100%" fo:text-indent="0cm" style:auto-text-indent="false"/>
      <style:text-properties style:font-name="Arial1" fo:font-size="10pt" style:font-size-asian="10pt" style:font-size-complex="10pt"/>
    </style:style>
    <style:style style:name="P57" style:family="paragraph" style:parent-style-name="Standard">
      <style:paragraph-properties fo:margin-left="0cm" fo:margin-right="0cm" fo:line-height="150%" fo:text-indent="0cm" style:auto-text-indent="false" fo:break-before="page"/>
      <style:text-properties fo:color="#0066ff" style:font-name="Arial1" fo:font-size="11pt" fo:font-style="normal" fo:font-weight="bold" officeooo:rsid="001f8e1c" officeooo:paragraph-rsid="001f8e1c" style:font-size-asian="11pt" style:font-style-asian="normal" style:font-weight-asian="bold" style:font-size-complex="11pt" style:font-style-complex="normal" style:font-weight-complex="bold"/>
    </style:style>
    <style:style style:name="P58" style:family="paragraph" style:parent-style-name="Standard">
      <style:paragraph-properties fo:margin-left="1.27cm" fo:margin-right="0cm" fo:line-height="150%" fo:text-indent="0cm" style:auto-text-indent="false"/>
      <style:text-properties fo:color="#000000" style:font-name="Arial1" fo:font-size="10pt" fo:font-style="normal" fo:font-weight="normal" officeooo:rsid="002464a3" officeooo:paragraph-rsid="002464a3"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1.27cm" fo:margin-right="0cm" fo:line-height="150%" fo:text-indent="0cm" style:auto-text-indent="false"/>
      <style:text-properties fo:color="#000000" style:font-name="Arial1" fo:font-size="10pt" fo:font-style="normal" fo:font-weight="bold" officeooo:rsid="0024c11d" officeooo:paragraph-rsid="0024c11d" style:font-size-asian="10pt" style:font-style-asian="normal" style:font-weight-asian="bold" style:font-size-complex="10pt" style:font-style-complex="normal" style:font-weight-complex="bold"/>
    </style:style>
    <style:style style:name="P60" style:family="paragraph" style:parent-style-name="Standard">
      <style:paragraph-properties fo:line-height="150%" fo:break-before="page"/>
      <style:text-properties fo:color="#0066ff" style:font-name="Arial1" fo:font-size="11pt" fo:font-weight="bold" officeooo:rsid="001912ae" officeooo:paragraph-rsid="001912ae" style:font-size-asian="11pt" style:font-weight-asian="bold" style:font-size-complex="11pt" style:font-weight-complex="bold"/>
    </style:style>
    <style:style style:name="P61" style:family="paragraph" style:parent-style-name="Standard">
      <style:paragraph-properties fo:line-height="150%" fo:break-before="page"/>
      <style:text-properties fo:color="#0066cc" style:font-name="Arial1" fo:font-size="11pt" fo:font-weight="bold" officeooo:rsid="001912ae" officeooo:paragraph-rsid="0026a541" style:font-size-asian="11pt" style:font-weight-asian="bold" style:font-size-complex="11pt" style:font-weight-complex="bold"/>
    </style:style>
    <style:style style:name="T1" style:family="text">
      <style:text-properties officeooo:rsid="0017c85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40f64" style:font-weight-asian="bold" style:font-weight-complex="bold"/>
    </style:style>
    <style:style style:name="T5" style:family="text">
      <style:text-properties officeooo:rsid="00181c81"/>
    </style:style>
    <style:style style:name="T6" style:family="text">
      <style:text-properties fo:font-variant="normal" fo:text-transform="none" fo:color="#000000" style:font-name="Arial1" fo:letter-spacing="normal" fo:font-style="normal"/>
    </style:style>
    <style:style style:name="T7" style:family="text">
      <style:text-properties fo:font-variant="normal" fo:text-transform="none" fo:color="#000000" style:font-name="Arial1" fo:letter-spacing="normal" fo:font-style="normal" style:text-underline-style="solid" style:text-underline-width="auto" style:text-underline-color="font-color"/>
    </style:style>
    <style:style style:name="T8" style:family="text">
      <style:text-properties officeooo:rsid="001ded29"/>
    </style:style>
    <style:style style:name="T9" style:family="text">
      <style:text-properties officeooo:rsid="001ec5f6"/>
    </style:style>
    <style:style style:name="T10" style:family="text">
      <style:text-properties fo:color="#000000"/>
    </style:style>
    <style:style style:name="T11" style:family="text">
      <style:text-properties fo:color="#000000" fo:font-size="11pt" style:font-size-asian="11pt"/>
    </style:style>
    <style:style style:name="T12" style:family="text">
      <style:text-properties fo:color="#000000" fo:font-size="11pt" fo:font-style="normal" fo:font-weight="normal" officeooo:rsid="001f8e1c" style:font-size-asian="11pt" style:font-style-asian="normal" style:font-weight-asian="normal" style:font-size-complex="11pt" style:font-style-complex="normal" style:font-weight-complex="normal"/>
    </style:style>
    <style:style style:name="T13" style:family="text">
      <style:text-properties fo:color="#000000" fo:font-size="11pt" fo:font-style="normal" fo:font-weight="normal" officeooo:rsid="0020eaf0" style:font-size-asian="11pt" style:font-style-asian="normal" style:font-weight-asian="normal" style:font-size-complex="11pt" style:font-style-complex="normal" style:font-weight-complex="normal"/>
    </style:style>
    <style:style style:name="T14" style:family="text">
      <style:text-properties fo:color="#000000" fo:font-size="12pt" style:font-size-asian="12pt"/>
    </style:style>
    <style:style style:name="T15" style:family="text">
      <style:text-properties fo:color="#000000" fo:font-size="10pt" style:font-size-asian="10pt"/>
    </style:style>
    <style:style style:name="T16" style:family="text">
      <style:text-properties fo:color="#000000" fo:font-size="10pt" style:font-size-asian="10pt" style:font-size-complex="10pt"/>
    </style:style>
    <style:style style:name="T17" style:family="text">
      <style:text-properties fo:color="#000000" fo:font-size="10pt" fo:font-weight="normal" style:font-size-asian="10pt" style:font-weight-asian="normal" style:font-size-complex="10pt" style:font-weight-complex="normal"/>
    </style:style>
    <style:style style:name="T18" style:family="text">
      <style:text-properties fo:color="#000000"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color="#000000" fo:font-size="10pt" style:text-underline-style="solid" style:text-underline-width="auto" style:text-underline-color="font-color" style:font-size-asian="10pt" style:font-size-complex="10pt"/>
    </style:style>
    <style:style style:name="T20" style:family="text">
      <style:text-properties fo:color="#000000" fo:font-size="10pt" fo:font-style="normal" fo:font-weight="normal" officeooo:rsid="0020eaf0" style:font-size-asian="10pt" style:font-style-asian="normal" style:font-weight-asian="normal" style:font-size-complex="10pt" style:font-style-complex="normal" style:font-weight-complex="normal"/>
    </style:style>
    <style:style style:name="T21" style:family="text">
      <style:text-properties fo:color="#000000" fo:font-style="normal" officeooo:rsid="0020eaf0" style:font-style-asian="normal" style:font-style-complex="normal"/>
    </style:style>
    <style:style style:name="T22" style:family="text">
      <style:text-properties fo:color="#0000ff"/>
    </style:style>
    <style:style style:name="T23" style:family="text">
      <style:text-properties fo:color="#0000ff" fo:font-size="11pt" style:font-size-asian="11pt"/>
    </style:style>
    <style:style style:name="T24" style:family="text">
      <style:text-properties fo:font-size="10pt" style:font-size-asian="10pt" style:font-size-complex="10pt"/>
    </style:style>
    <style:style style:name="T25" style:family="text">
      <style:text-properties style:font-name="Arial1"/>
    </style:style>
    <style:style style:name="T26" style:family="text">
      <style:text-properties fo:font-size="12pt" fo:font-weight="bold" style:font-size-asian="12pt" style:font-weight-asian="bold"/>
    </style:style>
    <style:style style:name="T27" style:family="text">
      <style:text-properties fo:font-size="12pt" style:font-size-asian="12pt"/>
    </style:style>
    <style:style style:name="T28" style:family="text">
      <style:text-properties fo:font-size="11pt" fo:font-style="normal" fo:font-weight="normal" officeooo:rsid="001f8e1c" style:font-size-asian="11pt" style:font-style-asian="normal" style:font-weight-asian="normal" style:font-size-complex="11pt" style:font-style-complex="normal" style:font-weight-complex="normal"/>
    </style:style>
    <style:style style:name="T29" style:family="text">
      <style:text-properties fo:font-size="11pt"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O</text:span><text:span text:style-name="T3">BJETIVOS</text:span></text:p>
      <text:p text:style-name="P5">Conhecer melhor o público de forma indireta</text:p>
      <text:p text:style-name="P5">Entender as necessidades do SDI</text:p>
      <text:p text:style-name="P5">Validar nossa solução proposta</text:p>
      <text:p text:style-name="P5"/>
      <text:p text:style-name="P5"/>
      <text:p text:style-name="P3">PLANO</text:p>
      <text:p text:style-name="P3"/>
      <text:p text:style-name="P9">Primeira etapa:</text:p>
      <text:p text:style-name="P5">Enviar por e-mail aos SDIs um questionário curto com perguntas abertas sobre o Cidades atual.</text:p>
      <text:p text:style-name="P5"/>
      <text:p text:style-name="P9">Segunda etapa:</text:p>
      <text:p text:style-name="P5">Elaborar uma entrevista de acordo com as respostas obtidas, a ser aplicada por telefone em SDIs selecionados com maior receptividade, mostrando imagens ou um pequeno protótipo navegável do Brasil em Síntese, questionando principalmente quais problemas mencionados no questionário foram solucionados.</text:p>
      <text:p text:style-name="P5"/>
      <text:p text:style-name="P9">Terceira etapa:</text:p>
      <text:p text:style-name="P5">Após revisões realizar um teste de usabilidade com funcionários da agência Maracanã, estes selecionados por combinarem facilidade de acesso e agendamento com uma menor presença do Cidades em seu dia a dia.</text:p>
      <text:p text:style-name="P10"/>
      <text:p text:style-name="P10"/>
      <text:p text:style-name="P3">QUESTIONÁRIO</text:p>
      <text:p text:style-name="P3"/>
      <text:p text:style-name="P6"><text:span text:style-name="T5">1- </text:span>O que é o Cidades para você? (objetivo: saber a visão dos sdis sobre o sistema, utilidade: entender o contexto da expectativa do respondente)</text:p>
      <text:p text:style-name="P6"/>
      <text:p text:style-name="P7"><text:span text:style-name="T5">2- </text:span>Que perfil tem o usuário do Cidades, na sua opinião? <text:span text:style-name="T1">(objetivo: entender melhor o perfil do usuário do cidades que interage com os SDIs, utilidade: definição de parte do público-alvo do sistema)</text:span></text:p>
      <text:p text:style-name="P7"/>
      <text:p text:style-name="P6"><text:span text:style-name="T5">3- </text:span>Quais os maiores problemas no Cidades atual? (objetivo: entender quais as críticas mais comuns ao sistema, utilidade: conhecer o que precisamos validar)</text:p>
      <text:p text:style-name="P6"/>
      <text:p text:style-name="P6"><text:span text:style-name="T5">4- </text:span>Algum comentário ou sugestão? (objetivo: obter informações não planejadas no questionário mas importantes a ponto de serem respondidas, utilidade: idem objetivo)</text:p>
      <text:p text:style-name="P7"><text:tab/></text:p>
      <text:p text:style-name="P4"><text:soft-page-break/>R<text:span text:style-name="T5">ISCOS</text:span></text:p>
      <text:p text:style-name="P4"/>
      <text:p text:style-name="P8">SDIs não responderem ao questionário, ou em um número muito pequeno.</text:p>
      <text:p text:style-name="P8">-<text:span text:style-name="T3">Solução</text:span>: Selecionar aleatoriamente quaisquer SDIs e realizar a entrevista por telefone, complementando com questões sobre o Cidades atual.</text:p>
      <text:p text:style-name="P8"/>
      <text:p text:style-name="P8">Não conseguir nem mesmo realizar a entrevista por telefone</text:p>
      <text:p text:style-name="P8">-<text:span text:style-name="T3">Solução</text:span>: Realizar apenas o teste de usabilidade.</text:p>
      <text:p text:style-name="P8"/>
      <text:p text:style-name="P8">Não conseguir agendar com pessoal da agência</text:p>
      <text:p text:style-name="P8">-<text:span text:style-name="T3">Solução</text:span>: Realização do teste de usabilidade com algum outro setor do CDDI apropriado ou de alguma outra agência (não conheço quais os substitutos mais adequados)</text:p>
      <text:p text:style-name="P8"/>
      <text:p text:style-name="P8">Haver respostas mas estas serem inconclusivas.</text:p>
      <text:p text:style-name="P8">-<text:span text:style-name="T3">Solução</text:span>: Elaborar novos testes tentando abordar de forma diferente, continuando com o sistema já planejado.</text:p>
      <text:p text:style-name="P8"/>
      <text:p text:style-name="P8">Haver rejeição completa à solução proposta</text:p>
      <text:p text:style-name="P8">-<text:span text:style-name="T3">Solução</text:span>: Não sendo os SDIs o único público do sistema, não é uma rejeição de todos os públicos. Nesse caso seria necessária uma revisão dos problemas apontados de forma mais séria, com o objetivo de adaptar o que temos.</text:p>
      <text:p text:style-name="P8"/>
      <text:p text:style-name="P8">Criação de expectativa e reclamações sobre uma nova alteração em tão pouco tempo</text:p>
      <text:p text:style-name="P8">-<text:span text:style-name="T3">Solução</text:span>: Testes e entrevistas feitos com poucas pessoas selecionadas e agendados apenas após a revisão.</text:p>
      <text:p text:style-name="P8"/>
      <text:p text:style-name="P8">Notícia de um novo sistema se espalhar</text:p>
      <text:p text:style-name="P8">-<text:span text:style-name="T3">Solução</text:span>: Os testes deverão ser feitos de forma agendada e o protótipo só estará no ar durante o período do agendamento. Caso ainda assim se espalhe de forma negativa, inclusão dos SDIs no processo, compartilhando motivações e testes, de forma controlada.</text:p>
      <text:p text:style-name="P8"/>
      <text:p text:style-name="P60">MENSAGEM ENVIADA</text:p>
      <text:p text:style-name="P1"/>
      <text:p text:style-name="P11"><text:span text:style-name="T6">Prezados Supervisores,</text:span><text:span text:style-name="T25"><text:line-break/><text:line-break/></text:span><text:span text:style-name="T6">A equipe da GEON está em fase exploratória de melhoria e ampliação do Cidades e temos algumas perguntas para conhecer a visão dos SDIs sobre a recente atualização. Sua resposta será muito importante para conhecer as realidades individuais de cada região.</text:span><text:span text:style-name="T25"><text:line-break/></text:span><text:span text:style-name="T6">Com base nos comentários recebidos, poderemos entrar em contato telefônico para aprofundar nosso entendimento, em data agendada.</text:span><text:span text:style-name="T25"><text:line-break/></text:span><text:span text:style-name="T6">As perguntas são sobre a nova versão do sistema, acessada neste link: </text:span><text:a xlink:type="simple" xlink:href="http://cidades.ibge.gov.br/v3/cidades/home-cidades" office:target-frame-name="_blank" xlink:show="new"><text:span text:style-name="T7">http://cidades.ibge.gov.br/v3/cidades/home-cidades</text:span></text:a><text:span text:style-name="T25"><text:line-break/><text:line-break/></text:span><text:span text:style-name="T6">Seguem:</text:span><text:span text:style-name="T25"><text:line-break/></text:span><text:span text:style-name="T6">Qual você considera ser a principal função do Cidades?</text:span><text:span text:style-name="T25"><text:line-break/><text:line-break/></text:span><text:span text:style-name="T6">Quais são os usuário do Cidades, na sua opinião?</text:span><text:span text:style-name="T25"><text:line-break/><text:line-break/></text:span><text:span text:style-name="T6">O que poderia melhorar no Cidades atual?</text:span><text:span text:style-name="T25"><text:line-break/><text:line-break/></text:span><text:span text:style-name="T6">Algum comentário ou sugestão? </text:span><text:span text:style-name="T25"><text:line-break/><text:line-break/><text:line-break/></text:span><text:span text:style-name="T6">Agradecemos a resposta e colaboração,</text:span><text:span text:style-name="T25"> </text:span></text:p>
      <text:p text:style-name="P11"/>
      <text:p text:style-name="P57">RESPOSTAS AO QUESTIONÁRIO</text:p>
      <text:p text:style-name="P28"/>
      <text:p text:style-name="P46">Qual você considera ser a principal função do Cidades?</text:p>
      <text:p text:style-name="P43">1 <text:span text:style-name="T24">PIB, população residente, matrículas.</text:span></text:p>
      <text:p text:style-name="P29"/>
      <text:p text:style-name="P51"><text:span text:style-name="T28">2 </text:span><text:span text:style-name="T24">Ferramenta de busca de informações para todos os municípios brasileiros. </text:span></text:p>
      <text:p text:style-name="P31"><text:span text:style-name="T27"/></text:p>
      <text:p text:style-name="P51"><text:span text:style-name="T28">3 </text:span><text:span text:style-name="T24">Facilitar o acesso aos dados, reunidos por município, gerados pelas pesquisas do IBGE. O Canal deve ser de fácil localização e navegação.</text:span></text:p>
      <text:p text:style-name="P31"><text:span text:style-name="T29"/></text:p>
      <text:p text:style-name="P51"><text:span text:style-name="T28">4 </text:span><text:span text:style-name="T24">Possibilitar ao usuário encontrar em um único local informações variadas sobre o município pesquisado.</text:span></text:p>
      <text:p text:style-name="P51"><text:span text:style-name="T24"/></text:p>
      <text:p text:style-name="P53"><text:span text:style-name="T12">5 </text:span><text:span text:style-name="T17">A principal função do CIDADES@ é o de </text:span><text:span text:style-name="T18">facilitar o acesso</text:span><text:span text:style-name="T17"> a informações relevantes e consolidadas a nível de município.</text:span></text:p>
      <text:p text:style-name="P29"><text:span text:style-name="T22"/></text:p>
      <text:p text:style-name="P29"><text:span text:style-name="T22"/></text:p>
      <text:p text:style-name="P43"><text:span text:style-name="T2">Quais são os usuários do Cidades, na sua opinião?</text:span></text:p>
      <text:p text:style-name="P53"><text:span text:style-name="T12">1 </text:span><text:span text:style-name="T16">Prefeituras, secretarias municipais e estudantes da educação básica.</text:span></text:p>
      <text:p text:style-name="P32"><text:span text:style-name="T23"/></text:p>
      <text:p text:style-name="P53"><text:span text:style-name="T12">2 </text:span><text:span text:style-name="T16">É um público bem variado. Estudantes, professores, pesquisadores e pessoas em geral. Isso se deve ao fato do canal reunir um conjunto amplo de informações de fácil acesso.</text:span></text:p>
      <text:p text:style-name="P53"><text:span text:style-name="T16"/></text:p>
      <text:p text:style-name="P53"><text:span text:style-name="T12">3 </text:span><text:span text:style-name="T16">Tenho percebido que, em sua maioria, os usuários são estudantes, professores, pesquisadores, jornalistas, bem como gestores públicos.</text:span></text:p>
      <text:p text:style-name="P53"><text:span text:style-name="T16"/></text:p>
      <text:p text:style-name="P53"><text:span text:style-name="T12">4 </text:span><text:span text:style-name="T16">Servidores municipais integrantes das pastas de planejamento, gestão e infraestrutura do Governo Municipal, Secretaria da Fazenda do Estado, acadêmicos, professores universitários e população em geral.</text:span></text:p>
      <text:p text:style-name="P32"><text:span text:style-name="T11"/></text:p>
      <text:p text:style-name="P53"><text:span text:style-name="T12">5 </text:span><text:span text:style-name="T16">Pelo que observamos em nossa prática há diferentes tipos de usuários: cartórios/postos de registros de documentação; prefeituras/administração pública; pesquisadores/estudantes quando não conhecem as ferramentas do site, buscam os dados para cada município no cidades@; empresas comerciais que buscam informações sobre o mercado, etc. O nível de escolaridade é muito variado. Também já o apresentamos para estrangeiros (delegações de outros países), com poucos conhecimentos sobre o Brasil e consideraram a ferramenta muito boa. </text:span></text:p>
      <text:p text:style-name="P29"/>
      <text:p text:style-name="P43"><text:span text:style-name="T26">O que poderia melhorar no Cidades atual?</text:span></text:p>
      <text:p text:style-name="P53"><text:span text:style-name="T12">1 </text:span><text:span text:style-name="T16">Voltar a lista com os nomes dos municípios.</text:span></text:p>
      <text:p text:style-name="P53"><text:span text:style-name="T16"/></text:p>
      <text:p text:style-name="P53"><text:span text:style-name="T12">2 </text:span><text:span text:style-name="T15">A única observação que faço é que os dados disponíveis ali não tem referência, ou seja, não é possível </text:span><text:soft-page-break/><text:span text:style-name="T15">saber em qual ano os dados foram coletados e em qual pesquisa. Entendo que identificar a origem pode também demonstrar ao usuário a diversidade de pesquisas realizadas pelo IBGE.</text:span></text:p>
      <text:p text:style-name="P53"><text:span text:style-name="T15"/></text:p>
      <text:p text:style-name="P52"><text:span text:style-name="T13">3 </text:span><text:span text:style-name="T16">Inserir novamente o total da população recenseada logo na parte superior, pois retiraram na versão nova.</text:span></text:p>
      <text:p text:style-name="P56"><text:span text:style-name="T10">O item população deveria vir mais em cima, pois é um dos dados mais procurados.</text:span></text:p>
      <text:p text:style-name="P56"><text:span text:style-name="T10">Pensar em possibilidades de gerar comparativos entre municípios sobre um mesmo dado.</text:span></text:p>
      <text:p text:style-name="P56"><text:span text:style-name="T10">O acesso ao município poderia ser por unidade da federação com relação dos municípios, pois em certas situações o usuário confunde ou não sabe corretamente o nome do município. </text:span></text:p>
      <text:p text:style-name="P30"><text:s/></text:p>
      <text:p text:style-name="P52"><text:span text:style-name="T13">4 </text:span><text:span text:style-name="T17">A impressão das informações poderia ser melhorada, apresentando ao </text:span><text:span text:style-name="T18">usuário</text:span><text:span text:style-name="T17"> a opção de obter uma </text:span><text:span text:style-name="T18">série histórica em termos gráficos</text:span><text:span text:style-name="T17">, bem como obter as informações de determinados anos </text:span><text:span text:style-name="T18">de forma comparativa</text:span><text:span text:style-name="T17"> através de uma</text:span><text:span text:style-name="T18"> tabela</text:span><text:span text:style-name="T17">, facilitando a visualização dos dados. </text:span></text:p>
      <text:p text:style-name="P54"><text:span text:style-name="T21"/></text:p>
      <text:p text:style-name="P54"><text:span text:style-name="T21">5 </text:span><text:span text:style-name="T10">Sentimos muito não ter o acesso à lista de municípios por UF. Isso facilita muito a busca de informações quando não se sabe ao certo o município a ser procurado, como ocorre na busca de municípios de nascimento em pesquisas toponímicas, por exemplo.</text:span></text:p>
      <text:p text:style-name="P38"><text:span text:style-name="T10">O novo cidades@ exige que o usuário já conheça o nome do município previamente e nem sempre é a realidade. </text:span></text:p>
      <text:p text:style-name="P38"><text:span text:style-name="T10">Percebemos que a lista de pesquisas com os links para os dados foram retirados. Isso empobreceu a disponibilização dos dados do IBGE à população. </text:span></text:p>
      <text:p text:style-name="P38"><text:span text:style-name="T10">No formato atual, estamos buscando informações primeiro via google e depois no site do IBGE. Receio que a utilidade do cidades@ seja reduzida. </text:span></text:p>
      <text:p text:style-name="P39"><text:span text:style-name="T14"/></text:p>
      <text:p text:style-name="P52"><text:span text:style-name="T13">6 </text:span><text:span text:style-name="T11">- </text:span><text:span text:style-name="T16">Oferecer a relação completa dos municípios, por UF, facilitando a acessibilidade do cliente, conforme a versão anterior. A versão atual obriga que o cliente detenha um conhecimento prévio do(s) nome(s) do(s) município(s) foco de sua pesquisa. </text:span></text:p>
      <text:p text:style-name="P37"><text:span text:style-name="T10">- Oferecer a opção de comparação dos resultados do município foco da pesquisa com outros municípios da UF, entre capitais e entre UFs, conforme existe na versão antiga. A grande demanda por informações acontece de maneira agregada, ou seja, ao cliente não interessa, apenas, o dado isolado, já que este dado deverá ser fruto de análise conjunta com outros dados. A possibilidade de comparação facilita e agiliza o processo de pesquisa do cliente neste aspecto.</text:span></text:p>
      <text:p text:style-name="P37"><text:span text:style-name="T10">- Possibilidade de download dos dados visualizados.</text:span></text:p>
      <text:p text:style-name="P37"><text:span text:style-name="T10">- Acesso à publicação completa de onde foi extraído aquele determinado dado. Por exemplo: se foi extraído da Sinopse do CD 2010, seria interessante o cliente ter a opção de ser direcionado à publicação completa desta publicação através de um link disponibilizado de maneira visível e próximo ao dado, podendo estar também próximo ao título geral do bloco de dados.</text:span></text:p>
      <text:p text:style-name="P37"><text:span text:style-name="T10">- Inclusão de um tutorial de navegação.</text:span></text:p>
      <text:p text:style-name="P37"><text:span text:style-name="T10">- Indicar o ano de referência daquela pesquisa, não apenas o nome geral da pesquisa, mantendo o ano correspondente em campo afastado do mesmo. Esse campo só teria sentido, na minha opinião como cliente se, além do ano da publicação mais atual, ele também me desse acesso aos anos anteriores disponíveis desta mesma pesquisa, viabilizando grandemente acesso à série histórica do dado analisado, se tornando </text:span><text:soft-page-break/><text:span text:style-name="T10">uma via de comunicação direta também com os dados dos anos anteriores. Acredito que a ampliação de acesso deste campo "Período" e/ou a disponibilização de link de acesso às publicações anteriores através do Cidades@, facilitaria bastante a navegação dos clientes e dos servidores que trabalham atendendo as demandas externas por informações municipais.</text:span></text:p>
      <text:p text:style-name="P34"/>
      <text:p text:style-name="P37"><text:span text:style-name="T10">Tentando resumir........ o Canal Cidades@ seria como a nossa intranet, trazendo em uma única página, através da informação direta ou da disponibilização de atalhos, acesso à tudo que existir em nosso site sobre a cidade pesquisada, seja em relação aos dados atuais ou antigos. Isto não tornaria obsoleto os demais Canais do site, apenas facilitaria e agilizaria a navegação do cliente, tornando sua experiência muito mais agradável, amigável e satisfatória.</text:span></text:p>
      <text:p text:style-name="P48"/>
      <text:p text:style-name="P30"/>
      <text:p text:style-name="P41"><text:span text:style-name="T2">Algum comentário ou sugestão? </text:span></text:p>
      <text:p text:style-name="P52"><text:span text:style-name="T13">1 </text:span><text:span text:style-name="T16">Não há mais o rankig e ele era muito útil.</text:span></text:p>
      <text:p text:style-name="P34">Informar o quantitativo de estabelecimentos comerciais, hospitais e outros órgãos da administração local.</text:p>
      <text:p text:style-name="P34">A lista dos municípios da UF, pois era importante. Havia situações de consulentes que desconheciam o município por não saber da sua existência.</text:p>
      <text:p text:style-name="P52"><text:span text:style-name="T13"/></text:p>
      <text:p text:style-name="P52"><text:span text:style-name="T13">2 </text:span><text:span text:style-name="T16">Não sei se é o pouco tempo de uso, contudo sinto mais dificuldade para encontrar algumas informações e fazer certas operações no novo Cidades@ e no novo Sidra.<text:line-break/>Gostei muito dos novos layouts de ambos, pois são mais limpos e com maoir nitidez para visualização. </text:span></text:p>
      <text:p text:style-name="P52"><text:span text:style-name="T13"/></text:p>
      <text:p text:style-name="P52"><text:span text:style-name="T13">3 </text:span><text:span text:style-name="T17">O </text:span><text:span text:style-name="T18">CIDADES@</text:span><text:span text:style-name="T17"> (bem como o </text:span><text:span text:style-name="T18">ESTADOS@</text:span><text:span text:style-name="T17">) <text:s/>poderia ter uma </text:span><text:span text:style-name="T18">visualização prioritária</text:span><text:span text:style-name="T17"> na página do IBGE, com um </text:span><text:span text:style-name="T18">"banner"</text:span><text:span text:style-name="T17"> anunciando, por exemplo, "ENCONTRE AQUI OS DADOS DO SEU MUNICÍPIO".</text:span></text:p>
      <text:p text:style-name="P52"><text:span text:style-name="T13"/></text:p>
      <text:p text:style-name="P52"><text:span text:style-name="T13">4 </text:span><text:span text:style-name="T16">Sugiro que mantenha-se a lista de municípios por UF e os resultados das pesquisas para cada município (link). Além do que já temos: fotos, histórico, mapa, etc. </text:span></text:p>
      <text:p text:style-name="P37"><text:span text:style-name="T10">O que poderia ser feito é melhorar a plataforma anterior, tornando-a mais didática e intuitiva. Ou um mix entre a atual e a antiga. </text:span></text:p>
      <text:p text:style-name="P52"><text:span text:style-name="T13"/></text:p>
      <text:p text:style-name="P52"><text:span text:style-name="T13">5</text:span><text:span text:style-name="T20"> </text:span><text:span text:style-name="T16">Penso que uma renovação nos Canais Cidades@, Sidra ... <text:s/>é sempre bem vinda,</text:span><text:span text:style-name="T19"> quando mantida ou ampliada sua acessibilidade e suas funcionalidades</text:span><text:span text:style-name="T16">. A estética é importante mas, no meu entendimento, deve se manter em um segundo plano. A prioridade deve ser, sempre, a transparência e facilidade do acesso aos dados (todos os dados) e suas respectivas fontes.</text:span></text:p>
      <text:p text:style-name="P37"><text:span text:style-name="T10">Os pontos positivos das atuais versões dos Canais Cidades@ e Sidra são, na minha opinião, depois de alguns testes, a limpeza visual da tela e o tamanho da letra. Particularmente, não vejo maiores facilidades de acesso e transparência desta nova versão em comparação à mais antiga. Ao contrário, vejo a versão antiga com um leque muito mais amplo de informações diretas aos clientes que buscam dados municipais.</text:span></text:p>
      <text:p text:style-name="P34"/>
      <text:p text:style-name="P37"><text:span text:style-name="T10">É preciso tornar o todo o site oficial do IBGE acessível em todos os navegadores existentes. Digo isso porque consigo abrir algumas páginas no Google Chrome, quando não consigo acesso no Internet Explorer </text:span><text:soft-page-break/><text:span text:style-name="T10">ou <text:s/>Mozilla. O inverso também ocorre. É preciso tornar possível o acesso do cliente (e servidor) em todas as plataformas de navegação, para que não acreditem que seus respectivos computadores estão com problemas ou que o site está com a ferramenta indisponível.</text:span></text:p>
      <text:p text:style-name="P34"/>
      <text:p text:style-name="P37"><text:span text:style-name="T10"><text:s/>Por fim... penso que não seja apenas uma "impressão" minha... mas o site oficial do IBGE, de maneira geral, é um universo muito difícil de transitar, mesmo para que o utiliza com frequência.</text:span></text:p>
      <text:p text:style-name="P30"/>
      <text:p text:style-name="P30"/>
      <text:p text:style-name="P55">ANÁLISE</text:p>
      <text:p text:style-name="P47">Qual você considera ser a principal função do Cidades?</text:p>
      <text:p text:style-name="P45">Hub de informações estatísticas sobre um município</text:p>
      <text:p text:style-name="P45"/>
      <text:p text:style-name="P44"><text:span text:style-name="T2">Quais são os usuários do Cidades, na sua opinião?</text:span></text:p>
      <text:p text:style-name="P45">Gestores públicos (secretarias, cartórios) </text:p>
      <text:p text:style-name="P45">Acadêmicos, professores e estudantes</text:p>
      <text:p text:style-name="P45">Público curioso</text:p>
      <text:p text:style-name="P45"/>
      <text:p text:style-name="P49"><text:span text:style-name="T2">O que poderia melhorar no Cidades atual?</text:span></text:p>
      <text:p text:style-name="P50">Lista de municípios por estado</text:p>
      <text:p text:style-name="P50">Comparação de municípios e série histórica (ranking)</text:p>
      <text:p text:style-name="P50">Mais clareza nas referências das pesquisas (links e datas)</text:p>
      <text:p text:style-name="P59">Específicos de uma mensagem</text:p>
      <text:p text:style-name="P58">Download dos dados</text:p>
      <text:p text:style-name="P58">Links para a publicação na biblioteca</text:p>
      <text:p text:style-name="P58">Tutorial de navegação</text:p>
      <text:p text:style-name="P42"><text:span text:style-name="T2"/></text:p>
      <text:p text:style-name="P42"><text:span text:style-name="T2">Algum comentário ou sugestão? </text:span></text:p>
      <text:p text:style-name="P35">Informar o quantitativo de estabelecimentos comerciais, hospitais e outros órgãos da administração local.</text:p>
      <text:p text:style-name="P35">Gostei muito dos novos layouts de ambos, pois são mais limpos e com maoir nitidez para visualização.</text:p>
      <text:p text:style-name="P36">Banner na home do site</text:p>
      <text:p text:style-name="P36">O que poderia ser feito é melhorar a plataforma anterior, tornando-a mais didática e intuitiva. Ou um mix entre a atual e a antiga. </text:p>
      <text:p text:style-name="P36">A limpeza visual da tela e o tamanho da letra são bons</text:p>
      <text:p text:style-name="P40"/>
      <text:p text:style-name="P61">ENTREVISTA</text:p>
      <text:p text:style-name="P12"/>
      <text:p text:style-name="P18">Primeira etapa:</text:p>
      <text:p text:style-name="P12">Tirar dúvidas sobre o respondido no questionário, expandindo a resposta em tópicos escolhidos.</text:p>
      <text:p text:style-name="P12"/>
      <text:p text:style-name="P18">Segunda etapa:</text:p>
      <text:p text:style-name="P14">Mostrar tela</text:p>
      <text:p text:style-name="P20">Script</text:p>
      <text:p text:style-name="P16">Não contar sobre estados e <text:span text:style-name="T8">B</text:span>rasil.</text:p>
      <text:p text:style-name="P16"/>
      <text:p text:style-name="P23">Eu gostaria de mostrar a você agora um protótipo de uma atualização para o Cidades <text:span text:style-name="T8">que já estávamos elaborando antes de enviar o questionário e gostaria de saber se ele já atende aos problemas que você apontou no seu e-mail. </text:span><text:s/><text:span text:style-name="T8">(alternativa: proposta de um novo sistema, que englobaria o CIdades)</text:span>. É uma proposta inicial e inacabada, ainda faltam funcionalidades e ajustes, ok?</text:p>
      <text:p text:style-name="P23"/>
      <text:p text:style-name="P23">Você poderia me responder o que acha desta tela do município de XXX?</text:p>
      <text:p text:style-name="P23">O que poderia melhorar? Porque?</text:p>
      <text:p text:style-name="P23">Ao olhar para esta tela, você tem alguma dúvida?</text:p>
      <text:p text:style-name="P23">Você sente falta de alguma coisa?</text:p>
      <text:p text:style-name="P23"/>
      <text:p text:style-name="P25"><text:span text:style-name="T9">Caso 1 - </text:span>Você mencionou a necessidade de uma listagem de municípios por UF, nos apresentamos isso no menu Alterar Localidade (e no estado), essa forma atende sua demanda?</text:p>
      <text:p text:style-name="P25"/>
      <text:p text:style-name="P25"><text:span text:style-name="T9">Caso 2 - </text:span>Você mencionou a necessidade de comparar municípios, nesse protótipo pretendemos fazer isso dentro dos dados da pesquisa, isso atende sua demanda?</text:p>
      <text:p text:style-name="P25"/>
      <text:p text:style-name="P27">Caso 3 - Você mencionou a necessidade por comparar séries históricas, nesse protótipo isso pode ser feito no gráfico da síntese, isso atende sua demand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Arial2" svg:font-family="Arial" style:font-family-generic="roman"/>
    <style:font-face style:name="Calibri" svg:font-family="Calibri" style:font-family-generic="roman"/>
    <style:font-face style:name="Helv" svg:font-family="Helv" style:font-family-generic="roman"/>
    <style:font-face style:name="Verdana" svg:font-family="Verdana" style:font-family-generic="roman"/>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2:49:06.420000000</meta:creation-date>
    <dc:date>2017-02-03T14:58:52.790000000</dc:date>
    <meta:editing-duration>PT8H52M39S</meta:editing-duration>
    <meta:editing-cycles>16</meta:editing-cycles>
    <meta:generator>LibreOffice/4.2.2.1$Windows_x86 LibreOffice_project/3be8cda0bddd8e430d8cda1ebfd581265cca5a0f</meta:generator>
    <meta:document-statistic meta:table-count="0" meta:image-count="0" meta:object-count="0" meta:page-count="8" meta:paragraph-count="115" meta:word-count="2226" meta:character-count="14127" meta:non-whitespace-character-count="11983"/>
  </office:meta>
</office:document-meta>
</file>